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buduj Ojcze</text:span><text:span text:style-name="T1"><text:line-break/></text:span><text:span text:style-name="T1">Nasz nowe Jeruzalem</text:span><text:span text:style-name="T1"><text:line-break/></text:span><text:span text:style-name="T1">Zbuduj Ojcze</text:span><text:span text:style-name="T1"><text:line-break/></text:span><text:span text:style-name="T1">Nasz nowe Jeruzalem</text:span><text:span text:style-name="T1"><text:line-break/></text:span><text:span text:style-name="T1">Zwołaj Panie narody swe</text:span><text:span text:style-name="T1"><text:line-break/></text:span><text:span text:style-name="T1">Niechaj w jedno połączą się</text:span><text:span text:style-name="T1"><text:line-break/></text:span><text:span text:style-name="T1">Zbuduj nowe Jeruzalem</text:span><text:span text:style-name="T1"><text:line-break/></text:span><text:span text:style-name="T1">Nowe Jeruza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23:44:40</meta:creation-date>
    <dc:creator>Rafał Talacha</dc:creator>
    <dc:date>2009-02-01T21:29:00</dc:date>
    <dc:language>pl-PL</dc:language>
    <meta:editing-cycles>5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